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2.3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Unit Price</text:p>
          </table:table-cell>
          <table:table-cell table:style-name="Default" office:value-type="string" calcext:value-type="string">
            <text:p>Sub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currency" office:currency="USD" office:value="0.095" calcext:value-type="currency">
            <text:p>$0.10</text:p>
          </table:table-cell>
          <table:table-cell table:formula="of:=[.E2]*[.A2]" office:value-type="currency" office:currency="USD" office:value="0.095" calcext:value-type="currency">
            <text:p>$0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Device:C_Polarized</text:p>
          </table:table-cell>
          <table:table-cell office:value-type="currency" office:currency="USD" office:value="1.04" calcext:value-type="currency">
            <text:p>$1.04</text:p>
          </table:table-cell>
          <table:table-cell table:formula="of:=[.E3]*[.A3]" office:value-type="currency" office:currency="USD" office:value="1.04" calcext:value-type="currency">
            <text:p>$1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 C5, 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E4]*[.A4]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Device:C_Polarized</text:p>
          </table:table-cell>
          <table:table-cell office:value-type="currency" office:currency="USD" office:value="1.84" calcext:value-type="currency">
            <text:p>$1.84</text:p>
          </table:table-cell>
          <table:table-cell table:formula="of:=[.E5]*[.A5]" office:value-type="currency" office:currency="USD" office:value="1.84" calcext:value-type="currency">
            <text:p>$1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currency" office:currency="USD" office:value="0.0326" calcext:value-type="currency">
            <text:p>$0.03</text:p>
          </table:table-cell>
          <table:table-cell table:formula="of:=[.E6]*[.A6]" office:value-type="currency" office:currency="USD" office:value="0.0326" calcext:value-type="currency">
            <text:p>$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IDI Input</text:p>
          </table:table-cell>
          <table:table-cell office:value-type="string" calcext:value-type="string">
            <text:p>Connector:DIN-5_180degree</text:p>
          </table:table-cell>
          <table:table-cell office:value-type="currency" office:currency="USD" office:value="1.52" calcext:value-type="currency">
            <text:p>$1.52</text:p>
          </table:table-cell>
          <table:table-cell table:formula="of:=[.E7]*[.A7]" office:value-type="currency" office:currency="USD" office:value="1.52" calcext:value-type="currency">
            <text:p>$1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ARGB_XLR3 &amp; DMX_XLR3</text:p>
          </table:table-cell>
          <table:table-cell office:value-type="string" calcext:value-type="string">
            <text:p>Connector:XLR3_Ground</text:p>
          </table:table-cell>
          <table:table-cell office:value-type="currency" office:currency="USD" office:value="2.19" calcext:value-type="currency">
            <text:p>$2.19</text:p>
          </table:table-cell>
          <table:table-cell table:formula="of:=[.E8]*[.A8]" office:value-type="currency" office:currency="USD" office:value="4.38" calcext:value-type="currency">
            <text:p>$4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External RGBW Power</text:p>
          </table:table-cell>
          <table:table-cell office:value-type="string" calcext:value-type="string">
            <text:p>Connector:Barrel_Jack</text:p>
          </table:table-cell>
          <table:table-cell office:value-type="currency" office:currency="USD" office:value="0.8" calcext:value-type="currency">
            <text:p>$0.80</text:p>
          </table:table-cell>
          <table:table-cell table:formula="of:=[.E9]*[.A9]" office:value-type="currency" office:currency="USD" office:value="0.8" calcext:value-type="currency">
            <text:p>$0.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IRLB8721PBF</text:p>
          </table:table-cell>
          <table:table-cell office:value-type="string" calcext:value-type="string">
            <text:p>Transistor_FET:IRLB8721PBF</text:p>
          </table:table-cell>
          <table:table-cell office:value-type="currency" office:currency="USD" office:value="1.35" calcext:value-type="currency">
            <text:p>$1.35</text:p>
          </table:table-cell>
          <table:table-cell table:formula="of:=[.E10]*[.A10]" office:value-type="currency" office:currency="USD" office:value="5.4" calcext:value-type="currency">
            <text:p>$5.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currency" office:currency="USD" office:value="0.0148" calcext:value-type="currency">
            <text:p>$0.01</text:p>
          </table:table-cell>
          <table:table-cell table:formula="of:=[.E11]*[.A11]" office:value-type="currency" office:currency="USD" office:value="0.0592" calcext:value-type="currency">
            <text:p>$0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currency" office:currency="USD" office:value="0.0148" calcext:value-type="currency">
            <text:p>$0.01</text:p>
          </table:table-cell>
          <table:table-cell table:formula="of:=[.E12]*[.A12]" office:value-type="currency" office:currency="USD" office:value="0.0148" calcext:value-type="currency">
            <text:p>$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currency" office:currency="USD" office:value="0.0148" calcext:value-type="currency">
            <text:p>$0.01</text:p>
          </table:table-cell>
          <table:table-cell table:formula="of:=[.E13]*[.A13]" office:value-type="currency" office:currency="USD" office:value="0.0148" calcext:value-type="currency">
            <text:p>$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7, 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currency" office:currency="USD" office:value="0.0148" calcext:value-type="currency">
            <text:p>$0.01</text:p>
          </table:table-cell>
          <table:table-cell table:formula="of:=[.E14]*[.A14]" office:value-type="currency" office:currency="USD" office:value="0.0296" calcext:value-type="currency">
            <text:p>$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currency" office:currency="USD" office:value="0.0148" calcext:value-type="currency">
            <text:p>$0.01</text:p>
          </table:table-cell>
          <table:table-cell table:formula="of:=[.E15]*[.A15]" office:value-type="currency" office:currency="USD" office:value="0.0148" calcext:value-type="currency">
            <text:p>$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tsyBitsy-32u4-5V</text:p>
          </table:table-cell>
          <table:table-cell office:value-type="string" calcext:value-type="string">
            <text:p>ItsyBitsy 32u4 5V:ItsyBitsy-32u4-5V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E16]*[.A16]" office:value-type="currency" office:currency="USD" office:value="9.95" calcext:value-type="currency">
            <text:p>$9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6N138</text:p>
          </table:table-cell>
          <table:table-cell office:value-type="string" calcext:value-type="string">
            <text:p>Isolator:6N138</text:p>
          </table:table-cell>
          <table:table-cell office:value-type="currency" office:currency="USD" office:value="0.522" calcext:value-type="currency">
            <text:p>$0.52</text:p>
          </table:table-cell>
          <table:table-cell table:formula="of:=[.E17]*[.A17]" office:value-type="currency" office:currency="USD" office:value="0.522" calcext:value-type="currency">
            <text:p>$0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N75176AP</text:p>
          </table:table-cell>
          <table:table-cell office:value-type="string" calcext:value-type="string">
            <text:p>Interface_UART:SN75176AP</text:p>
          </table:table-cell>
          <table:table-cell office:value-type="currency" office:currency="USD" office:value="1.96" calcext:value-type="currency">
            <text:p>$1.96</text:p>
          </table:table-cell>
          <table:table-cell table:formula="of:=[.E18]*[.A18]" office:value-type="currency" office:currency="USD" office:value="1.96" calcext:value-type="currency">
            <text:p>$1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CB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E19]*[.A19]" office:value-type="currency" office:currency="USD" office:value="2" calcext:value-type="currency">
            <text:p>$2.00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:</text:p>
          </table:table-cell>
          <table:table-cell table:formula="of:=SUM([.F2:.F19])" office:value-type="currency" office:currency="USD" office:value="29.9728" calcext:value-type="currency">
            <text:p>$29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4:28:30.426248981</meta:creation-date>
    <dc:date>2022-05-09T14:51:31.416703905</dc:date>
    <meta:editing-duration>PT2M2S</meta:editing-duration>
    <meta:editing-cycles>1</meta:editing-cycles>
    <meta:document-statistic meta:table-count="1" meta:cell-count="114" meta:object-count="0"/>
    <meta:generator>LibreOffice/7.3.3.2$Linux_X86_64 LibreOffice_project/30$Build-2</meta:generator>
  </office:meta>
</office:document-meta>
</file>